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ConfImpl.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Deplo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isShared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Deploymen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Mutable.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Mutabl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MexInterceptors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EndpointProperties( EndpointReference ep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ConfImpl.setTransient( boolean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ConfImpl.setState( Process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isEventEnabled( List &lt; String &gt; scopeNames , BpelEvent . TYPE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cessConfImpl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initLink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cessConfImpl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collectEndpointConfigFil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cessConfImpl.ProcessConfImpl( QName pid , QName type , long version , DeploymentUnitDir du , TDeployment . Process pinfo , Date deployDate , Map &lt; QName , Node &gt; props , ProcessState pstate , EndpointReferenceContext eprContext , File config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cessConfImpl.getRelativePath( File base , File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iesObserv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ConfImpl.getDefinition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accept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Invoke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ExtensionElement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ConfImpl.initEventLis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ropertiesObserv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Mutable.hasChangedSince( Map &lt; File , Long &gt; 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Provide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getBpel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ConfImpl.getProces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Impl.initMexIntercep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ConfImpl.getCBP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iesObserver.on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Observer.onUp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